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76d4e" officeooo:paragraph-rsid="00076d4e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76d4e" officeooo:paragraph-rsid="00076d4e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076d4e" officeooo:paragraph-rsid="00076d4e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officeooo:rsid="00076d4e" officeooo:paragraph-rsid="00076d4e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0b994f" officeooo:paragraph-rsid="000b994f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0b994f" officeooo:paragraph-rsid="000b994f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1pt" fo:font-weight="bold" officeooo:rsid="00076d4e" officeooo:paragraph-rsid="00076d4e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76d4e" officeooo:paragraph-rsid="00076d4e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cda0c" officeooo:paragraph-rsid="000cda0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080607" officeooo:paragraph-rsid="0008060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0b994f" officeooo:paragraph-rsid="000b994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0ff26c" officeooo:paragraph-rsid="000ff26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0ff26c" officeooo:paragraph-rsid="000ff26c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0607" style:font-weight-asian="normal" style:font-weight-complex="normal"/>
    </style:style>
    <style:style style:name="T3" style:family="text">
      <style:text-properties officeooo:rsid="000cda0c"/>
    </style:style>
    <style:style style:name="T4" style:family="text">
      <style:text-properties officeooo:rsid="000e596c"/>
    </style:style>
    <style:style style:name="T5" style:family="text">
      <style:text-properties officeooo:rsid="000ff26c"/>
    </style:style>
    <style:style style:name="T6" style:family="text">
      <style:text-properties officeooo:rsid="000b9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Journal de bord projet we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roupe 1 : Arnaud – Clément - Jeremy</text:p>
      <text:p text:style-name="P7">08/01/18 : </text:p>
      <text:p text:style-name="P8">Création du mock up par Clément, vérification et validation.</text:p>
      <text:p text:style-name="P9">Modifications du mock up par Arnaud.</text:p>
      <text:p text:style-name="P8">Création d’un répertoire GitHub, mise en place de l’environnement de travail et des répertoires.</text:p>
      <text:p text:style-name="P4"><text:span text:style-name="T1">Édition des pages html types (structure), ajout d’images (logos social) </text:span><text:span text:style-name="T2">par Arnaud et Jeremy</text:span><text:span text:style-name="T1">.</text:span></text:p>
      <text:p text:style-name="P10">Récupération des différentes images par Clément.</text:p>
      <text:p text:style-name="P8">Répartition des taches : </text:p>
      <text:p text:style-name="P8"><text:tab/><text:tab/><text:tab/>Clément : CSS</text:p>
      <text:p text:style-name="P8"><text:tab/><text:tab/><text:tab/>Arnaud : HTML</text:p>
      <text:p text:style-name="P8"><text:tab/><text:tab/><text:tab/>Jeremy : JavaScript</text:p>
      <text:p text:style-name="P6"/>
      <text:p text:style-name="P5">09/01/18 :</text:p>
      <text:p text:style-name="P6">Création du bandeau (ajout de la carte avec adresse associée en js + animation ) et du header par Jeremy.</text:p>
      <text:p text:style-name="P6"><text:span text:style-name="T3">Fin de r</text:span>écupération des images <text:span text:style-name="T3">des produits</text:span> par <text:span text:style-name="T4">Clément.</text:span></text:p>
      <text:p text:style-name="P6">Création du logo <text:span text:style-name="T4">et intégration html</text:span> par Arnaud.</text:p>
      <text:p text:style-name="P6"/>
      <text:p text:style-name="P13">10/01/18 :</text:p>
      <text:p text:style-name="P6">F<text:span text:style-name="T5">inition du header et du bandeau / Ajout du JS sur la page nous trouver + ajout d’animations par Jeremy.</text:span></text:p>
      <text:p text:style-name="P6"/>
      <text:p text:style-name="P13">11/01/18 :</text:p>
      <text:p text:style-name="P12">Ajout de commentaires sur le fichier css, redimensionnement des images (Arnaud et Clément).</text:p>
      <text:p text:style-name="P12"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0:59:52.652961049</meta:creation-date>
    <meta:generator>LibreOffice/5.2.7.2$Linux_X86_64 LibreOffice_project/20m0$Build-2</meta:generator>
    <dc:date>2018-01-12T11:59:22.460667061</dc:date>
    <meta:editing-duration>P2DT5H2M13S</meta:editing-duration>
    <meta:editing-cycles>6</meta:editing-cycles>
    <meta:document-statistic meta:table-count="0" meta:image-count="0" meta:object-count="0" meta:page-count="2" meta:paragraph-count="21" meta:word-count="152" meta:character-count="920" meta:non-whitespace-character-count="775"/>
  </office:meta>
</office:document-meta>
</file>